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33a" officeooo:paragraph-rsid="001a133a"/>
    </style:style>
    <style:style style:name="P2" style:family="paragraph" style:parent-style-name="Standard">
      <style:paragraph-properties fo:text-align="center" style:justify-single-word="false"/>
      <style:text-properties officeooo:rsid="001a133a" officeooo:paragraph-rsid="001a133a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2pt" officeooo:rsid="001a84a5" officeooo:paragraph-rsid="001a84a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2pt" officeooo:paragraph-rsid="001a133a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byssinica SIL" officeooo:paragraph-rsid="001a133a"/>
    </style:style>
    <style:style style:name="T1" style:family="text">
      <style:text-properties officeooo:rsid="001a133a"/>
    </style:style>
    <style:style style:name="T2" style:family="text">
      <style:text-properties fo:font-variant="normal" fo:text-transform="none" fo:color="#ffffff" style:font-name="Liberation Serif" fo:font-size="15pt" fo:letter-spacing="normal" fo:font-style="normal" fo:font-weight="normal"/>
    </style:style>
    <style:style style:name="T3" style:family="text">
      <style:text-properties fo:font-variant="normal" fo:text-transform="none" fo:color="#ffffff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ffffff" style:font-name="Liberation Serif" fo:font-size="12pt" fo:letter-spacing="normal" fo:font-style="normal" fo:font-weight="normal" officeooo:rsid="001a133a" style:font-size-asian="12pt" style:font-size-complex="12pt"/>
    </style:style>
    <style:style style:name="T5" style:family="text">
      <style:text-properties fo:font-variant="normal" fo:text-transform="none" fo:color="#ffffff" style:font-name="Liberation Serif" fo:font-size="12pt" fo:letter-spacing="normal" fo:font-style="normal" fo:text-shadow="1pt 1pt" fo:font-weight="normal" officeooo:rsid="001a133a" style:font-size-asian="12pt" style:font-size-complex="12pt"/>
    </style:style>
    <style:style style:name="T6" style:family="text">
      <style:text-properties fo:font-variant="normal" fo:text-transform="none" fo:color="#e8e8e8" style:font-name="Liberation Serif" fo:font-size="15pt" fo:letter-spacing="normal" fo:font-style="normal" fo:font-weight="normal"/>
    </style:style>
    <style:style style:name="T7" style:family="text">
      <style:text-properties fo:font-variant="normal" fo:text-transform="none" fo:color="#e8e8e8" style:font-name="Liberation Serif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e8e8e8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style:font-name="Liberation Serif" officeooo:rsid="001a133a"/>
    </style:style>
    <style:style style:name="T10" style:family="text">
      <style:text-properties style:font-name="Liberation Serif" fo:font-size="12pt" officeooo:rsid="001a133a" style:font-size-asian="12pt" style:font-size-complex="12pt"/>
    </style:style>
    <style:style style:name="T11" style:family="text">
      <style:text-properties fo:font-size="12pt" officeooo:rsid="001a133a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AÇÃO EM NUVEM <text:s/></text:p>
      <text:p text:style-name="P1"/>
      <text:p text:style-name="P5"><text:span text:style-name="T11">Antes da computação em nuvem havia computação Cliente – Servidor. Este tipo de computação era basicamente um armazenamento centralizado, no qual todas as aplicações de software, todos os dados e todos os controles residiam no lado do servidor. <text:s/></text:span></text:p>
      <text:p text:style-name="P4"/>
      <text:p text:style-name="P4"><text:span text:style-name="T1">A AWS caracteriza a computação em nuvem como a comercialização e disponibilização de recursos computacionais, armazenamento, aplicativos e outras ferramentas através de uma plataforma de serviços online. Com a AWS, é possível adquirir capacidade e tempo de uso em hardware, pagando somente pelos recursos efetivamente utilizados.</text:span></text:p>
      <text:p text:style-name="P4"/>
      <text:p text:style-name="P4"><text:span text:style-name="T1">As transformações que a computação em nuvem e a AWS proporcionam são imensas e não devem ser subestimadas. A pesada carga de trabalho para estabelecer e gerenciar a infraestrutura local ficou no passado. Hoje em dia, você é capaz de desenvolver um aplicativo, empacotá-lo em contêineres com ferramentas como o Docker e implementá-lo na AWS com apenas alguns cliques.</text:span></text:p>
      <text:p text:style-name="P4"/>
      <text:p text:style-name="P4"><text:span text:style-name="T1">A computação em nuvem está criando novas oportunidades, tanto para empresas quanto para pessoas interessadas em trabalhar no campo das ciências da computação. A computação em nuvem permite que as empresas tenham flexibilidade e eficiência para atender a novas e crescentes demandas. Ele fornece a infraestrutura, o software e as plataformas necessárias para o sucesso no cenário de negócios atual, não importa onde eles sejam necessários. No entanto, à medida que a presença da computação em nuvem se torna mais difundida, a demanda por profissionais que possam gerenciar adequadamente essas redes também está se tornando mais acentuada.</text:span></text:p>
      <text:p text:style-name="P4"/>
      <text:p text:style-name="P3">Referencia:</text:p>
      <text:p text:style-name="P3">https://medium.com/@chukwusamson94/cloud-computing-a-revolution-in-it-b0c1e42a9ce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3T21:08:40.854944125</meta:creation-date>
    <dc:date>2024-09-03T21:21:07.542669689</dc:date>
    <meta:editing-duration>PT2M1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7" meta:word-count="244" meta:character-count="1691" meta:non-whitespace-character-count="1449"/>
  </office:meta>
</office:document-meta>
</file>